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2A00000015FDA4E013A.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OpenSymbol" svg:font-family="OpenSymbol"/>
    <style:font-face style:name="Tahoma1" svg:font-family="Tahoma"/>
    <style:font-face style:name="Charter" svg:font-family="Charter" style:font-family-generic="roman"/>
    <style:font-face style:name="Liberation.serif" svg:font-family="Liberation.serif" style:font-family-generic="roman"/>
    <style:font-face style:name="Liberation.sans" svg:font-family="Liberation.sans" style:font-family-generic="swiss"/>
    <style:font-face style:name="Calibri" svg:font-family="Calibri"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text-align="start" style:justify-single-word="false"/>
      <style:text-properties style:font-name="Charter"/>
    </style:style>
    <style:style style:name="P2" style:family="paragraph" style:parent-style-name="Footer">
      <style:paragraph-properties fo:text-align="center" style:justify-single-word="false"/>
      <style:text-properties style:font-name="Calibri"/>
    </style:style>
    <style:style style:name="P3" style:family="paragraph" style:parent-style-name="Standard">
      <style:text-properties style:font-name="Liberation.sans"/>
    </style:style>
    <style:style style:name="P4" style:family="paragraph" style:parent-style-name="Standard">
      <style:text-properties style:font-name="Liberation.sans" fo:font-weight="bold" style:font-weight-asian="bold"/>
    </style:style>
    <style:style style:name="P5" style:family="paragraph" style:parent-style-name="Standard">
      <style:text-properties style:font-name="Liberation.sans" style:text-underline-style="solid" style:text-underline-width="auto" style:text-underline-color="font-color" fo:font-weight="bold" style:font-weight-asian="bold" style:font-weight-complex="bold"/>
    </style:style>
    <style:style style:name="P6" style:family="paragraph" style:parent-style-name="Standard">
      <style:paragraph-properties fo:text-align="center" style:justify-single-word="false"/>
      <style:text-properties style:font-name="Liberation.sans" fo:font-size="11pt" fo:font-weight="bold" style:font-size-asian="11pt" style:font-weight-asian="bold" style:font-size-complex="11pt"/>
    </style:style>
    <style:style style:name="P7" style:family="paragraph" style:parent-style-name="Standard">
      <style:paragraph-properties fo:text-align="center" style:justify-single-word="false"/>
      <style:text-properties style:font-name="Liberation.sans" fo:font-size="12pt" style:font-size-asian="12pt" style:font-size-complex="12pt"/>
    </style:style>
    <style:style style:name="P8" style:family="paragraph" style:parent-style-name="Standard">
      <style:text-properties style:font-name="Liberation.sans" fo:background-color="transparent"/>
    </style:style>
    <style:style style:name="T1" style:family="text">
      <style:text-properties style:font-name="Liberation.serif" fo:font-size="18pt" fo:font-weight="bold" style:font-size-asian="18pt" style:font-weight-asian="bold" style:font-size-complex="18pt" style:font-weight-complex="bold"/>
    </style:style>
    <style:style style:name="T2" style:family="text">
      <style:text-properties style:font-name="Liberation.serif" fo:font-size="20pt" fo:font-weight="bold" style:font-size-asian="20pt" style:font-weight-asian="bold" style:font-size-complex="20pt" style:font-weight-complex="bold"/>
    </style:style>
    <style:style style:name="T3" style:family="text">
      <style:text-properties fo:font-size="14pt" style:font-size-asian="14pt" style:font-size-complex="14pt"/>
    </style:style>
    <style:style style:name="T4" style:family="text">
      <style:text-properties fo:font-size="15pt" fo:font-style="italic" style:font-size-asian="15pt" style:font-style-asian="italic" style:font-size-complex="15pt" style:font-style-complex="italic"/>
    </style:style>
    <style:style style:name="T5" style:family="text">
      <style:text-properties fo:font-size="15pt" style:font-size-asian="15pt" style:font-size-complex="15pt"/>
    </style:style>
    <style:style style:name="T6" style:family="text">
      <style:text-properties fo:font-size="11pt" style:font-size-asian="11pt" style:font-size-complex="11pt"/>
    </style:style>
    <style:style style:name="T7" style:family="text">
      <style:text-properties style:font-name="Charter" fo:font-size="7pt" style:font-size-asian="7pt" style:font-size-complex="7pt"/>
    </style:style>
    <style:style style:name="T8" style:family="text">
      <style:text-properties fo:font-weight="bold"/>
    </style:style>
    <style:style style:name="T9" style:family="text">
      <style:text-properties fo:font-weight="bold" style:font-weight-asian="bold"/>
    </style:style>
    <style:style style:name="T10" style:family="text">
      <style:text-properties style:font-weight-asian="bold"/>
    </style:style>
    <style:style style:name="T11" style:family="text">
      <style:text-properties style:font-name="Liberation.sans" fo:font-weight="normal" fo:background-color="transparent" style:font-weight-asian="normal" style:font-weight-complex="normal"/>
    </style:style>
    <style:style style:name="T12" style:family="text">
      <style:text-properties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T9"/></text:p>
      <text:p text:style-name="P7"><text:span text:style-name="T9">Proposal for the location of OpenOffice.org Conference 2009 </text:span></text:p>
      <text:p text:style-name="P7"><text:span text:style-name="T9">(OOoCon 2009)</text:span></text:p>
      <text:p text:style-name="P7"><text:span text:style-name="T9">Submitted by Computer Professionals’ Union (CP-Union)</text:span></text:p>
      <text:p text:style-name="P6"/>
      <text:p text:style-name="P3"/>
      <text:p text:style-name="P3"/>
      <text:p text:style-name="P4">Section 1</text:p>
      <text:p text:style-name="P4"/>
      <text:p text:style-name="P3"><text:span text:style-name="T9">Proposed Date: </text:span>November 2009</text:p>
      <text:p text:style-name="P3"/>
      <text:p text:style-name="P3"><text:span text:style-name="T9">Location: </text:span>Quezon City, Philippines</text:p>
      <text:p text:style-name="P3"><text:span text:style-name="T9"/></text:p>
      <text:p text:style-name="P3"><text:span text:style-name="T9">Special visa or entry requirements: </text:span>none</text:p>
      <text:p text:style-name="P3"><text:span text:style-name="T9"/></text:p>
      <text:p text:style-name="P3"><text:span text:style-name="T9">Conference venues: </text:span>University of the Philippines (Diliman Campus)</text:p>
      <text:p text:style-name="P3"><text:span text:style-name="T9"/></text:p>
      <text:p text:style-name="P3"><text:span text:style-name="T9">Conference facilities: </text:span>WiFi, video streaming</text:p>
      <text:p text:style-name="P3"><text:span text:style-name="T9"/></text:p>
      <text:p text:style-name="P3"><text:span text:style-name="T9">Accommodation: </text:span>Apartelle</text:p>
      <text:p text:style-name="P3"><text:span text:style-name="T9"/></text:p>
      <text:p text:style-name="P3"><text:span text:style-name="T9">External transport links: </text:span>airport taxis are available in the Ninoy Aquino International Airport (NAIA)</text:p>
      <text:p text:style-name="P3"><text:span text:style-name="T9"/></text:p>
      <text:p text:style-name="P3"><text:span text:style-name="T9">Internal transport links: </text:span>shuttle service</text:p>
      <text:p text:style-name="P3"><text:span text:style-name="T9"/></text:p>
      <text:p text:style-name="P3"><text:span text:style-name="T9">Team Lead: <text:tab/></text:span>Rick Bahague<text:span text:style-name="T9"> </text:span>(CP-Union)</text:p>
      <text:p text:style-name="P8"><text:span text:style-name="T9"/></text:p>
      <text:p text:style-name="P8"><text:span text:style-name="T9">Team Members:</text:span></text:p>
      <text:p text:style-name="P8"><text:span text:style-name="T9"><text:tab/><text:tab/> <text:s text:c="2"/><text:tab/></text:span><text:span text:style-name="T12">Kaloi Garcia (CP-Union)</text:span></text:p>
      <text:p text:style-name="P8"><text:span text:style-name="T12"><text:tab/><text:tab/><text:tab/>Abby Fulgeras (Office Rep. Teddy Casino, Philippine Congress)</text:span><text:span text:style-name="T9"> <text:tab/> <text:tab/><text:tab/></text:span><text:span text:style-name="T12">Ganni Tapang (CollectiveTech.Org)</text:span></text:p>
      <text:p text:style-name="P8"><text:span text:style-name="T12"><text:tab/><text:tab/><text:tab/>Reileen Dulay (TXTPOWER.Org)</text:span></text:p>
      <text:p text:style-name="P8"><text:span text:style-name="T12"><text:tab/><text:tab/><text:tab/>Francis Malayao (Software Freedom Philippines)</text:span></text:p>
      <text:p text:style-name="P8"><text:span text:style-name="T12"><text:tab/><text:tab/><text:tab/>+ about 13 FOSS groups of Software Freedom Day Team.</text:span></text:p>
      <text:p text:style-name="P8"><text:span text:style-name="T12"/></text:p>
      <text:p text:style-name="P3"><text:span text:style-name="T9">Local events that are taking place in parallel: </text:span>none</text:p>
      <text:p text:style-name="P3"/>
      <text:p text:style-name="P4">Section 2</text:p>
      <text:p text:style-name="P4"/>
      <text:p text:style-name="P3">The Philippines is one of the ideal international venues in Asia. Being located in a strategic point in the Southeast Asia region, our country is very accessible and low cost airfares are available for people coming from different places around the globe. Aside from the Ninoy Aquino International Airport in Manila, there are also other airports in different parts of the country which service <text:soft-page-break/>international flights. </text:p>
      <text:p text:style-name="P3"/>
      <text:p text:style-name="P3">Apart from its accessibility, the Philippines, also offers high-quality services in terms of logistical and technical needs which are very critical in holding international events. It has one of the largest business districts in the Asian region in which all kinds of services can be found. It also has a large number of world class hotels, restaurants and other establishments which offer products and services at competitive rates.</text:p>
      <text:p text:style-name="P3"/>
      <text:p text:style-name="P3">In addition to these, the Philippines is a home to magnificent sites inside and outside the metro and has a very authentic culture which make the country a tourist haven. </text:p>
      <text:p text:style-name="P3"/>
      <text:p text:style-name="P5">OOo Conference 2009 in the Philippines</text:p>
      <text:p text:style-name="P3"/>
      <text:p text:style-name="P3">The Philippines, with its expanding Information, Communication <text:s/>Technology (ICT) industry and its vast number of ICT professionals which are exposed to different tools and are providing services not only inside the country but in all other parts of the globe, will be the most appropriate venue to hold the OOo Conference in 2009 or in 2010.</text:p>
      <text:p text:style-name="P3"/>
      <text:p text:style-name="P3">Since 2004, Philippines is one of the countries which host Software Freedom Day and CP-Union is the lead organiser of this annual event in the Philippines. This yearly event has always been greatly attended and the number of attendees every year always doubles from the previous year. </text:p>
      <text:p text:style-name="P3"/>
      <text:p text:style-name="P3">With the growing demand and popularity of open source softwares, a bill on the use and accessibility of free and open source software (FOSS Bill) was drafted by a legislator in the House of Representatives and is now being reviewed in order to be passed a law in the country. </text:p>
      <text:p text:style-name="P3"/>
      <text:p text:style-name="P3">Thus, the immense encouragement and support on the use of open source software from the different sectors in the Philippines and also from the government creates the best climate in propagating and promoting OpenOffice.org. </text:p>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Charter" svg:font-family="Charter" style:font-family-generic="roman"/>
    <style:font-face style:name="Liberation.serif" svg:font-family="Liberation.serif" style:font-family-generic="roman"/>
    <style:font-face style:name="Liberation.sans" svg:font-family="Liberation.sans" style:font-family-generic="swiss"/>
    <style:font-face style:name="Calibri" svg:font-family="Calibri"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PH"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PH" style:letter-kerning="true"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start" style:justify-single-word="false"/>
      <style:text-properties style:font-name="Charter"/>
    </style:style>
    <style:style style:name="MP2" style:family="paragraph" style:parent-style-name="Footer">
      <style:paragraph-properties fo:text-align="center" style:justify-single-word="false"/>
      <style:text-properties style:font-name="Calibri"/>
    </style:style>
    <style:style style:name="MT1" style:family="text">
      <style:text-properties style:font-name="Liberation.serif" fo:font-size="18pt" fo:font-weight="bold" style:font-size-asian="18pt" style:font-weight-asian="bold" style:font-size-complex="18pt" style:font-weight-complex="bold"/>
    </style:style>
    <style:style style:name="MT2" style:family="text">
      <style:text-properties style:font-name="Liberation.serif" fo:font-size="20pt" fo:font-weight="bold" style:font-size-asian="20pt" style:font-weight-asian="bold" style:font-size-complex="20pt" style:font-weight-complex="bold"/>
    </style:style>
    <style:style style:name="MT3" style:family="text">
      <style:text-properties fo:font-size="14pt" style:font-size-asian="14pt" style:font-size-complex="14pt"/>
    </style:style>
    <style:style style:name="MT4" style:family="text">
      <style:text-properties fo:font-size="15pt" fo:font-style="italic" style:font-size-asian="15pt" style:font-style-asian="italic" style:font-size-complex="15pt" style:font-style-complex="italic"/>
    </style:style>
    <style:style style:name="MT5" style:family="text">
      <style:text-properties fo:font-size="15pt" style:font-size-asian="15pt" style:font-size-complex="15pt"/>
    </style:style>
    <style:style style:name="MT6" style:family="text">
      <style:text-properties fo:font-size="11pt" style:font-size-asian="11pt" style:font-size-complex="11pt"/>
    </style:style>
    <style:style style:name="MT7" style:family="text">
      <style:text-properties style:font-name="Charter" fo:font-size="7pt" style:font-size-asian="7pt" style:font-size-complex="7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draw:frame draw:style-name="Mfr1" draw:name="graphics1" text:anchor-type="paragraph" svg:x="5.2457in" svg:y="0.0417in" svg:width="1.4299in" svg:height="0.75in" draw:z-index="1"><draw:image xlink:href="Pictures/10000201000002A00000015FDA4E013A.png" xlink:type="simple" xlink:show="embed" xlink:actuate="onLoad"/></draw:frame> <text:span text:style-name="MT1">COMPUTER PROFESSIONALS' U</text:span><text:span text:style-name="MT2">NION</text:span><text:line-break/> <text:s text:c="24"/><text:span text:style-name="MT3"><text:s text:c="14"/></text:span><text:span text:style-name="MT4">Advancing ICT for the People</text:span><text:span text:style-name="MT5"><text:line-break/> <text:s text:c="56"/></text:span><text:span text:style-name="MT6">www.cp-union.com</text:span></text:p>
      </style:header>
      <style:footer>
        <text:p text:style-name="MP2"><text:a xlink:type="simple" xlink:href="http://Www.cp-union.com/"><text:span text:style-name="MT7">www.cp-union.com</text:span></text:a><text:span text:style-name="MT7"> | Project People's Web | Digital Resource Bureau | FOSS Training | Applications and System | IT for the People</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9$Build-9358</meta:generator>
    <meta:creation-date>2009-02-01T22:33:39</meta:creation-date>
    <meta:editing-cycles>14</meta:editing-cycles>
    <meta:editing-duration>PT00H34M48S</meta:editing-duration>
    <dc:date>2009-02-01T23:08:25</dc:date>
    <meta:document-statistic meta:table-count="0" meta:image-count="1" meta:object-count="0" meta:page-count="2" meta:paragraph-count="31" meta:word-count="511" meta:character-count="3433"/>
    <meta:user-defined meta:name="Info 1"/>
    <meta:user-defined meta:name="Info 2"/>
    <meta:user-defined meta:name="Info 3"/>
    <meta:user-defined meta:name="Info 4"/>
  </office:meta>
</office:document-meta>
</file>